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80000018D5C937FB0D5302296.jpg" manifest:media-type="image/jpeg"/>
  <manifest:file-entry manifest:full-path="Pictures/10000000000001180000018D676AC84BB333E933.jpg" manifest:media-type="image/jpeg"/>
  <manifest:file-entry manifest:full-path="Pictures/10000000000001180000018D4035C2E61F7B2D73.jpg" manifest:media-type="image/jpeg"/>
  <manifest:file-entry manifest:full-path="Pictures/10000000000001180000018D60761A16BBD18D75.jpg" manifest:media-type="image/jpeg"/>
  <manifest:file-entry manifest:full-path="Pictures/10000000000001180000018DB1E0DE65FE1396A0.jpg" manifest:media-type="image/jpeg"/>
  <manifest:file-entry manifest:full-path="Pictures/10000000000001180000018D44AC8FF566F27E39.jpg" manifest:media-type="image/jpeg"/>
  <manifest:file-entry manifest:full-path="Pictures/10000000000001180000018DB0C7E52A981D73F9.jpg" manifest:media-type="image/jpeg"/>
  <manifest:file-entry manifest:full-path="Pictures/10000000000001180000018D0ECF09C75D87DF73.jpg" manifest:media-type="image/jpeg"/>
  <manifest:file-entry manifest:full-path="Pictures/10000000000001180000018DEB8238B75C7AFE95.jpg" manifest:media-type="image/jpeg"/>
  <manifest:file-entry manifest:full-path="Pictures/10000000000001180000018D053CD4D7D77D564A.jpg" manifest:media-type="image/jpeg"/>
  <manifest:file-entry manifest:full-path="Pictures/10000000000001180000018DC56BBBB85D31D25B.jpg" manifest:media-type="image/jpeg"/>
  <manifest:file-entry manifest:full-path="Pictures/10000000000001180000018D3FFD4C2D85673A6F.jpg" manifest:media-type="image/jpeg"/>
  <manifest:file-entry manifest:full-path="Pictures/10000000000001180000018DD0022D7E735D1C0E.jpg" manifest:media-type="image/jpeg"/>
  <manifest:file-entry manifest:full-path="Pictures/10000000000001180000018DEB2CE3AB52C06C0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07cm" svg:height="10.503cm" svg:x="0cm" svg:y="10.497cm">
          <draw:image xlink:href="Pictures/10000000000001180000018D60761A16BBD18D75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7.218cm" svg:y="10.5cm">
          <draw:image xlink:href="Pictures/10000000000001180000018D676AC84BB333E933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22.293cm" svg:y="10.497cm">
          <draw:image xlink:href="Pictures/10000000000001180000018D4035C2E61F7B2D73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7.406cm 10.499cm)">
          <draw:image xlink:href="Pictures/10000000000001180000018DEB8238B75C7AFE95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14.906cm 10.502cm)">
          <draw:image xlink:href="Pictures/10000000000001180000018D44AC8FF566F27E39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2.347cm 10.502cm)">
          <draw:image xlink:href="Pictures/10000000000001180000018DD0022D7E735D1C0E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9.699cm 10.502cm)">
          <draw:image xlink:href="Pictures/10000000000001180000018DB1E0DE65FE1396A0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407cm" svg:height="10.503cm" svg:x="0cm" svg:y="10.497cm">
          <draw:image xlink:href="Pictures/10000000000001180000018DB0C7E52A981D73F9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22.293cm" svg:y="10.497cm">
          <draw:image xlink:href="Pictures/10000000000001180000018D053CD4D7D77D564A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7.247cm" svg:y="10.497cm">
          <draw:image xlink:href="Pictures/10000000000001180000018DC56BBBB85D31D25B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14.718cm" svg:y="10.497cm">
          <draw:image xlink:href="Pictures/10000000000001180000018D5C937FB0D5302296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7.406cm 10.499cm)">
          <draw:image xlink:href="Pictures/10000000000001180000018DEB2CE3AB52C06C07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14.624cm 10.502cm)">
          <draw:image xlink:href="Pictures/10000000000001180000018D0ECF09C75D87DF73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9.699cm 10.502cm)">
          <draw:image xlink:href="Pictures/10000000000001180000018D3FFD4C2D85673A6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1-06-30T02:45:59.097152482</meta:creation-date>
    <dc:date>2021-06-30T03:01:26.891641505</dc:date>
    <dc:creator>Noël Macé</dc:creator>
    <meta:editing-duration>PT6M49S</meta:editing-duration>
    <meta:editing-cycles>3</meta:editing-cycles>
    <meta:generator>LibreOffice/7.1.3.2$Linux_X86_64 LibreOffice_project/10$Build-2</meta:generator>
    <meta:document-statistic meta:object-count="14"/>
  </office:meta>
</office:document-meta>
</file>